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, courier, monospace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 style:list-style-name="L2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9pt" style:font-size-asian="9pt" style:font-size-complex="9pt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Text_20_body" style:list-style-name="L2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 style:list-style-name="L2">
      <style:paragraph-properties fo:line-height="100%" fo:text-align="justify" style:justify-single-word="false">
        <style:tab-stops>
          <style:tab-stop style:position="3.069cm"/>
        </style:tab-stops>
      </style:paragraph-properties>
    </style:style>
    <style:style style:name="P21" style:family="paragraph" style:parent-style-name="Text_20_body" style:master-page-name="Standard">
      <style:paragraph-properties fo:line-height="150%" fo:text-align="justify" style:justify-single-word="false" style:page-number="auto" fo:break-before="page">
        <style:tab-stops>
          <style:tab-stop style:position="3.069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ourier" fo:font-weight="normal" style:font-weight-asian="normal" style:font-weight-complex="normal"/>
    </style:style>
    <style:style style:name="T17" style:family="text">
      <style:text-properties style:font-name="Courier" fo:font-size="11pt" fo:language="en" fo:country="US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8" style:family="text">
      <style:text-properties style:font-name="Courier" fo:language="en" fo:country="US" fo:font-weight="normal" style:font-weight-asian="normal" style:language-complex="ar" style:country-complex="SA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">Primer examen de la Unitat Formativa M7 UF3. Servidors web i intermediaris.</text:span></text:p>
      <text:p text:style-name="P15"><text:span text:style-name="T4">Examen totalment pràctic. Podeu consultar tots els apunts i materials que considereu necessaris. Prohibida la comunicació entre vosaltres. Temps de resolució màxim: 2h 25 m.</text:span></text:p>
      <text:p text:style-name="P15"><text:span text:style-name="T4"/></text:p>
      <text:p text:style-name="P15"><text:span text:style-name="T4">Organització del treball: <text:tab/><text:tab/>/ 82 punts</text:span></text:p>
      <text:p text:style-name="P15"><text:span text:style-name="T4">Autonomia: <text:tab/><text:tab/><text:tab/><text:tab/>/ 6 punts</text:span></text:p>
      <text:p text:style-name="P18"><text:span text:style-name="T5">Total de punts: <text:tab/><text:tab/><text:tab/><text:tab/>/ 97 punts</text:span></text:p>
      <text:p text:style-name="P19"><text:span text:style-name="T5"/></text:p>
      <text:p text:style-name="P16"><text:span text:style-name="T11">Pregunta 1 </text:span><text:span text:style-name="T4">(3 punts)</text:span><text:span text:style-name="T11">.</text:span><text:span text:style-name="T6"> Anomena el nom d'almenys tres servidors web que haguem mencionat a classe.</text:span></text:p>
      <text:p text:style-name="P16"><text:span text:style-name="T6"/></text:p>
      <text:p text:style-name="P16"><text:span text:style-name="T6"/></text:p>
      <text:p text:style-name="P16"><text:span text:style-name="T11">Pregunta 2</text:span><text:span text:style-name="T6"> </text:span><text:span text:style-name="T4">(6 punts) (Autonomia) </text:span><text:span text:style-name="T6">Mostra, en una captura de pantalla, quin </text:span><text:span text:style-name="T4">User Agent</text:span><text:span text:style-name="T6"> està fent servir el teu navegador quan demana per una pàgina web.</text:span></text:p>
      <text:p text:style-name="P16"><text:span text:style-name="T6"/></text:p>
      <text:p text:style-name="P16"><text:span text:style-name="T6"/></text:p>
      <text:p text:style-name="P16"><text:span text:style-name="T11">Pregunta 3 </text:span><text:span text:style-name="T4">(12 punts)</text:span><text:span text:style-name="T6"> </text:span><text:span text:style-name="T4">(Organització del treball)</text:span><text:span text:style-name="T6"> Mostra, en una captura de pantalla, com el teu servidor mostra via web el missatge “ Error de configuració intern – Examen 24/02” quan s'ha d'entregar l'error HTTP 500.</text:span></text:p>
      <text:p text:style-name="P16"><text:span text:style-name="T6"/></text:p>
      <text:p text:style-name="P16"><text:span text:style-name="T11">Pregunta 4 </text:span><text:span text:style-name="T4">(8 punts)</text:span><text:span text:style-name="T6"> </text:span><text:span text:style-name="T4">(Organització del treball) </text:span><text:span text:style-name="T6">Mostra, en una captura de pantalla, el “</text:span><text:span text:style-name="T16">server status</text:span><text:span text:style-name="T6">” ubicant-lo en el directori </text:span><text:span text:style-name="T16">http://localhost/estatserver/</text:span><text:span text:style-name="T6">.</text:span></text:p>
      <text:p text:style-name="P16"><text:span text:style-name="T6"/></text:p>
      <text:p text:style-name="P16"><text:span text:style-name="T6"/></text:p>
      <text:p text:style-name="P16"><text:span text:style-name="T11">Pregunta 5 </text:span><text:span text:style-name="T4">(6 punts)</text:span><text:span text:style-name="T6"> Anomena almenys dos mòduls del servidor web Apache que haguem vist a classe i digues per què serveix cadascun. Assegura't d'anomenar-ne un que instal·léssim “d'arrel” (sense que estigués compilat prèviament).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oft-page-break/><text:span text:style-name="T6"/></text:p>
      <text:p text:style-name="P16"><text:span text:style-name="T11">Pregunta 6.</text:span><text:span text:style-name="T6"> </text:span><text:span text:style-name="T4">(32 punts)</text:span><text:span text:style-name="T6"> </text:span><text:span text:style-name="T4">(Organització del treball) </text:span><text:span text:style-name="T6">Implementa les configuracions següents:</text:span></text:p>
      <text:list xml:id="list53303442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7">(0 punts)</text:span><text:span text:style-name="T8"> Crea una carpeta a la unitat </text:span><text:a xlink:type="simple" xlink:href="../../../../C:/"><text:span text:style-name="T8">C:\</text:span></text:a><text:span text:style-name="T8"> que es digui “gegants” i afegeix almenys 3 fotografies de gegants.</text:span></text:p>
                        </text:list-item>
                        <text:list-item>
                          <text:p text:style-name="P17"><text:span text:style-name="T4">(6 punts) </text:span><text:span text:style-name="T6">Aconsegueix que els fitxers d'aquesta carpeta apareguin públicament a Internet sota l'adreça següent: </text:span><text:span text:style-name="T16">http://localhost:7788/geg/</text:span></text:p>
                        </text:list-item>
                        <text:list-item>
                          <text:p text:style-name="P17"><text:span text:style-name="T4">(6 punts) </text:span><text:span text:style-name="T6">Configura per tal que, en la icona d'aquests fitxers, hi aparegui una petita fotografia del “mocós”.</text:span></text:p>
                        </text:list-item>
                        <text:list-item>
                          <text:p text:style-name="P17"><text:span text:style-name="T4">(4 punts)</text:span><text:span text:style-name="T6"> Prohibeixi mostrar tots els fitxers que comencin per “festa”.</text:span></text:p>
                        </text:list-item>
                        <text:list-item>
                          <text:p text:style-name="P17"><text:span text:style-name="T4">(6 punts) </text:span><text:span text:style-name="T6">Ara, protegeix amb nom d'usuari i contrasenya aquesta carpeta. S'ha de poder accedir amb el nom d'usuari “admin”, contrasenya “carnaval2013”.</text:span></text:p>
                        </text:list-item>
                        <text:list-item>
                          <text:p text:style-name="P17"><text:span text:style-name="T4">(4 punts)</text:span><text:span text:style-name="T6"> Configura per tal que, si no es demana per cap fitxer, es carregui el fitxer “zeta.html”.</text:span></text:p>
                        </text:list-item>
                        <text:list-item>
                          <text:p text:style-name="P20"><text:span text:style-name="T13">(6 punts) </text:span><text:span text:style-name="T12">Configura els logs per tal que mostrin la informació següent en aquest ordre: “</text:span><text:span text:style-name="T18">Remote IP-address</text:span><text:span text:style-name="T17"> Filename - The request protocol - Time the request was received (standard english format) - The time taken to serve the request, in seconds</text:span><text:span text:style-name="T12">” (4 camps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6"/></text:p>
      <text:p text:style-name="P16"><text:span text:style-name="T6"/></text:p>
      <text:p text:style-name="P14"><text:span text:style-name="T9">Pregunta 7 </text:span><text:span text:style-name="T4">(18 punts)</text:span><text:span text:style-name="T10"> </text:span><text:span text:style-name="T4">(Organització del treball) </text:span><text:span text:style-name="T10">Configura el teu servidor web per tal que mostri pàgines diferents en els dominis següents: <text:s text:c="2"/></text:span><text:a xlink:type="simple" xlink:href="http://www.gegantboig.cat/"><text:span text:style-name="T10">http://www.gegantboig.cat</text:span></text:a><text:span text:style-name="T10"> , </text:span><text:a xlink:type="simple" xlink:href="http://www.gegantaboja.cat/"><text:span text:style-name="T10">http://www.gegantaboja.cat</text:span></text:a><text:span text:style-name="T10"> i </text:span><text:a xlink:type="simple" xlink:href="http://www.tofolnano.cat/"><text:span text:style-name="T10">http://www.tofolnano.cat</text:span></text:a><text:span text:style-name="T10"> </text:span></text:p>
      <text:p text:style-name="P14"><text:span text:style-name="T10"/></text:p>
      <text:p text:style-name="P14"><text:span text:style-name="T10"/></text:p>
      <text:p text:style-name="P14"><text:span text:style-name="T9">Pregunta 8</text:span><text:span text:style-name="T10"> (</text:span><text:span text:style-name="T4">12 punts</text:span><text:span text:style-name="T10">) </text:span><text:span text:style-name="T4">(Organització del treball) </text:span><text:span text:style-name="T10">Configura el teu servidor web per tal que, quan es demani per una adreça similar a la següent: </text:span><text:span text:style-name="T14"><text:s text:c="3"/></text:span><text:a xlink:type="simple" xlink:href="http://localhost/pobles/solsona/"><text:span text:style-name="T14">http://localhost/pobles/solsona/</text:span></text:a><text:span text:style-name="T14"> </text:span><text:span text:style-name="T15">aparegui una pàgina web amb la paraula “Solsona” ben gran i en vermell. Ídem per a tots els termes en segona posició.</text:span></text:p>
      <text:p text:style-name="P1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, courier, monospace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servidors web</text:p></table:table-cell><table:table-cell table:style-name="Taula3.A2" office:value-type="string"><text:p text:style-name="MP4">Data: 24/02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<text:line-break/>IC10-2 M7 UF3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2 M7 UF3 ExamenServidorsWeb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2-23T22:01:26</dc:date>
    <meta:print-date>2007-03-02T17:20:29</meta:print-date>
    <dc:language>es-ES</dc:language>
    <meta:editing-cycles>220</meta:editing-cycles>
    <meta:editing-duration>P1DT18H15M18S</meta:editing-duration>
    <dc:creator>Gerard Ballabriga</dc:creator>
    <meta:document-statistic meta:table-count="6" meta:image-count="5" meta:object-count="0" meta:page-count="2" meta:paragraph-count="43" meta:word-count="479" meta:character-count="3079" meta:non-whitespace-character-count="2623"/>
    <meta:user-defined meta:name="Info 1"/>
    <meta:user-defined meta:name="Info 2"/>
    <meta:user-defined meta:name="Info 3"/>
    <meta:user-defined meta:name="Info 4"/>
  </office:meta>
</office:document-meta>
</file>